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265.2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32.66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58.51pt" fo:break-before="auto" style:use-optimal-row-height="false"/>
    </style:style>
    <style:style style:name="ro12" style:family="table-row">
      <style:table-row-properties style:row-height="61.51pt" fo:break-before="auto" style:use-optimal-row-height="false"/>
    </style:style>
    <style:style style:name="ro13" style:family="table-row">
      <style:table-row-properties style:row-height="60.75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57.74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67.49pt" fo:break-before="auto" style:use-optimal-row-height="false"/>
    </style:style>
    <style:style style:name="ro2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3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ce126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rotation-align="none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154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8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7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2" style:family="text"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fo:font-size="9pt" style:font-size-asian="9pt" style:font-size-complex="9pt"/>
    </style:style>
    <style:style style:name="T12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133"/>
        <table:table-column table:style-name="co2" table:default-cell-style-name="ce133"/>
        <table:table-column table:style-name="co3" table:default-cell-style-name="ce133"/>
        <table:table-column table:style-name="co4" table:default-cell-style-name="ce133"/>
        <table:table-column table:style-name="co5" table:default-cell-style-name="ce133"/>
        <table:table-column table:style-name="co6" table:default-cell-style-name="ce133"/>
        <table:table-column table:style-name="co7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11" table:number-columns-repeated="1014" table:default-cell-style-name="ce133"/>
        <table:table-row table:style-name="ro1">
          <table:table-cell table:style-name="ce126" office:value-type="string" calcext:value-type="string">
            <text:p>Test Suite/Scenario</text:p>
          </table:table-cell>
          <table:table-cell table:style-name="ce126" office:value-type="string" calcext:value-type="string">
            <text:p>TestCaseID - Title</text:p>
          </table:table-cell>
          <table:table-cell table:style-name="ce139" office:value-type="string" calcext:value-type="string">
            <text:p>Priority</text:p>
          </table:table-cell>
          <table:table-cell table:style-name="ce139" office:value-type="string" calcext:value-type="string">
            <text:p>input</text:p>
          </table:table-cell>
          <table:table-cell table:style-name="ce126" office:value-type="string" calcext:value-type="string">
            <text:p>Test Steps</text:p>
          </table:table-cell>
          <table:table-cell table:style-name="ce126" office:value-type="string" calcext:value-type="string">
            <text:p>Test Data</text:p>
          </table:table-cell>
          <table:table-cell table:style-name="ce126" office:value-type="string" calcext:value-type="string">
            <text:p>Expected Result</text:p>
          </table:table-cell>
          <table:table-cell table:style-name="ce126" office:value-type="string" calcext:value-type="string">
            <text:p>Actual Result</text:p>
          </table:table-cell>
          <table:table-cell table:style-name="ce126" office:value-type="string" calcext:value-type="string">
            <text:p>Pass/Fail/Blocked</text:p>
          </table:table-cell>
          <table:table-cell table:style-name="ce126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127" office:value-type="string" calcext:value-type="string" table:number-columns-spanned="1" table:number-rows-spanned="3">
            <text:p>Intefata Login</text:p>
          </table:table-cell>
          <table:table-cell table:style-name="ce134" office:value-type="string" calcext:value-type="string">
            <text:p> TC01 </text:p>
            <text:p> Logare cu user și parolă valide</text:p>
            <text:p/>
          </table:table-cell>
          <table:table-cell table:style-name="ce140" office:value-type="string" calcext:value-type="string">
            <text:p>P1</text:p>
          </table:table-cell>
          <table:table-cell table:style-name="ce143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53" office:value-type="string" calcext:value-type="string">
            <text:p>1. Deschide Aplicatia: <text:a xlink:href="http://www.soucedemo.com/" xlink:type="simple">www.soucedemo.com</text:a></text:p>
            <text:p>2. Introdu in campul Username: standard_user</text:p>
            <text:p>3. Introdu in campul Password: secret_sauce</text:p>
            <text:p>4. Apasa pe butonul Login</text:p>
            <text:p/>
            <text:p/>
          </table:table-cell>
          <table:table-cell table:style-name="ce156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61" office:value-type="string" calcext:value-type="string">
            <text:p>Acces pagina principala</text:p>
          </table:table-cell>
          <table:table-cell table:style-name="ce162" office:value-type="string" calcext:value-type="string">
            <text:p>Acces pagina principala</text:p>
          </table:table-cell>
          <table:table-cell table:style-name="ce170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3">
          <table:covered-table-cell table:style-name="ce127"/>
          <table:table-cell table:style-name="ce135" office:value-type="string" calcext:value-type="string">
            <text:p>TC02  </text:p>
            <text:p>Logare cu user valid și parolă invalidă</text:p>
          </table:table-cell>
          <table:table-cell table:style-name="ce140" office:value-type="string" calcext:value-type="string">
            <text:p>p1</text:p>
          </table:table-cell>
          <table:table-cell table:style-name="ce144" office:value-type="string" calcext:value-type="string">
            <text:p><text:span text:style-name="T9">Lebron_j,</text:span></text:p>
            <text:p><text:span text:style-name="T9">problem_user</text:span></text:p>
          </table:table-cell>
          <table:table-cell table:style-name="ce154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</text:span><text:span text:style-name="T11">Lebron_j</text:span></text:p>
            <text:p><text:span text:style-name="T8">4. Apasa pe butonul Login</text:span></text:p>
          </table:table-cell>
          <table:table-cell table:style-name="ce157" office:value-type="string" calcext:value-type="string">
            <text:p><text:span text:style-name="T9">Lebron_j,</text:span></text:p>
            <text:p><text:span text:style-name="T9">problem_user</text:span></text:p>
          </table:table-cell>
          <table:table-cell table:style-name="ce162" office:value-type="string" calcext:value-type="string">
            <text:p>Error message:</text:p>
            <text:p>“Epic sadface: Username and password do not match any user in this service”</text:p>
          </table:table-cell>
          <table:table-cell table:style-name="ce162" office:value-type="string" calcext:value-type="string">
            <text:p><text:span text:style-name="T12">Error message:</text:span></text:p>
            <text:p><text:span text:style-name="T12">“Epic sadface: Username and password do not match any user in this service”</text:span></text:p>
          </table:table-cell>
          <table:table-cell table:style-name="ce170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4">
          <table:covered-table-cell table:style-name="ce127"/>
          <table:table-cell table:style-name="ce136" office:value-type="string" calcext:value-type="string">
            <text:p>TC03 </text:p>
            <text:p>Logare cu user invalid și parolă validă</text:p>
          </table:table-cell>
          <table:table-cell table:style-name="ce140" office:value-type="string" calcext:value-type="string">
            <text:p>p1</text:p>
          </table:table-cell>
          <table:table-cell table:style-name="ce145" office:value-type="string" calcext:value-type="string">
            <text:p><text:span text:style-name="T9">secret_sauce,</text:span></text:p>
            <text:p><text:span text:style-name="T9">Lebron_j</text:span></text:p>
          </table:table-cell>
          <table:table-cell table:style-name="ce154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</text:span><text:span text:style-name="T11">Lebron_j</text:span></text:p>
            <text:p><text:span text:style-name="T8">3. Introdu in campul Password: secret_sauce</text:span></text:p>
            <text:p><text:span text:style-name="T8">4. Apasa pe butonul Login</text:span></text:p>
            <text:p/>
          </table:table-cell>
          <table:table-cell table:style-name="ce156" office:value-type="string" calcext:value-type="string">
            <text:p><text:span text:style-name="T10">secret_sauce,</text:span></text:p>
            <text:p><text:span text:style-name="T10">Lebron_j</text:span></text:p>
            <text:p/>
          </table:table-cell>
          <table:table-cell table:style-name="ce163" office:value-type="string" calcext:value-type="string">
            <text:p><text:span text:style-name="T12">Error message:</text:span></text:p>
            <text:p><text:span text:style-name="T12">“Epic sadface: Username and password do not match any user in this service”</text:span></text:p>
          </table:table-cell>
          <table:table-cell table:style-name="ce163" office:value-type="string" calcext:value-type="string">
            <text:p><text:span text:style-name="T12">Error message:</text:span></text:p>
            <text:p><text:span text:style-name="T12">“Epic sadface: Username and password do not match any user in this service”</text:span></text:p>
          </table:table-cell>
          <table:table-cell table:style-name="ce170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3">
          <table:table-cell table:style-name="ce128"/>
          <table:table-cell table:style-name="ce135" office:value-type="string" calcext:value-type="string">
            <text:p>TC04</text:p>
            <text:p>Logare cu user și parolă invalid</text:p>
          </table:table-cell>
          <table:table-cell table:style-name="ce140" office:value-type="string" calcext:value-type="string">
            <text:p>p1</text:p>
          </table:table-cell>
          <table:table-cell table:style-name="ce145" office:value-type="string" calcext:value-type="string">
            <text:p><text:span text:style-name="T9">Alex_M,</text:span></text:p>
            <text:p><text:span text:style-name="T9">Lebron_j</text:span></text:p>
          </table:table-cell>
          <table:table-cell table:style-name="ce154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</text:span><text:span text:style-name="T11">Lebron_j</text:span></text:p>
            <text:p><text:span text:style-name="T8">3. Introdu in campul Password: Alex_M</text:span></text:p>
            <text:p><text:span text:style-name="T8">4. Apasa pe butonul Login</text:span></text:p>
            <text:p/>
          </table:table-cell>
          <table:table-cell table:style-name="ce156" office:value-type="string" calcext:value-type="string">
            <text:p/>
            <text:p><text:span text:style-name="T10">Alex_M,</text:span></text:p>
            <text:p><text:span text:style-name="T10">Lebron_j</text:span></text:p>
          </table:table-cell>
          <table:table-cell table:style-name="ce163" office:value-type="string" calcext:value-type="string">
            <text:p><text:span text:style-name="T12">Error message:</text:span></text:p>
            <text:p><text:span text:style-name="T12">“Epic sadface: Username and password do not match any user in this service”</text:span></text:p>
          </table:table-cell>
          <table:table-cell table:style-name="ce167" office:value-type="string" calcext:value-type="string">
            <text:p><text:span text:style-name="T12">Error message:</text:span></text:p>
            <text:p><text:span text:style-name="T12">“Epic sadface: Username and password do not match any user in this service”</text:span></text:p>
          </table:table-cell>
          <table:table-cell table:style-name="ce170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5">
          <table:table-cell table:style-name="ce128"/>
          <table:table-cell table:style-name="ce135" office:value-type="string" calcext:value-type="string">
            <text:p>TC05 </text:p>
            <text:p>Logare cu user gol și parolă validă</text:p>
          </table:table-cell>
          <table:table-cell table:style-name="ce140" office:value-type="string" calcext:value-type="string">
            <text:p>p1</text:p>
          </table:table-cell>
          <table:table-cell table:style-name="ce146" office:value-type="string" calcext:value-type="string">
            <text:p>secret_sauce</text:p>
          </table:table-cell>
          <table:table-cell table:style-name="ce145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</text:span></text:p>
            <text:p><text:span text:style-name="T8">3. Introdu in campul Password: secret_sauce</text:span></text:p>
            <text:p><text:span text:style-name="T8">4. Apasa pe butonul Login</text:span></text:p>
          </table:table-cell>
          <table:table-cell table:style-name="ce147" office:value-type="string" calcext:value-type="string">
            <text:p>secret_sauce</text:p>
          </table:table-cell>
          <table:table-cell table:style-name="ce162" office:value-type="string" calcext:value-type="string">
            <text:p>Error message:</text:p>
            <text:p> “Epic sadface: Username is required”</text:p>
          </table:table-cell>
          <table:table-cell table:style-name="ce168" office:value-type="string" calcext:value-type="string">
            <text:p><text:span text:style-name="T12">Error message:</text:span></text:p>
            <text:p><text:span text:style-name="T12"> “Epic sadface: Username is required”</text:span></text:p>
          </table:table-cell>
          <table:table-cell table:style-name="ce171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5">
          <table:table-cell table:style-name="ce128"/>
          <table:table-cell table:style-name="ce135" office:value-type="string" calcext:value-type="string">
            <text:p>TC06 </text:p>
            <text:p>Logare cu user valid și parolă goală</text:p>
          </table:table-cell>
          <table:table-cell table:style-name="ce140" office:value-type="string" calcext:value-type="string">
            <text:p>p1</text:p>
          </table:table-cell>
          <table:table-cell table:style-name="ce147" office:value-type="string" calcext:value-type="string">
            <text:p>problem_user</text:p>
          </table:table-cell>
          <table:table-cell table:style-name="ce14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</text:span></text:p>
            <text:p><text:span text:style-name="T8">4. Apasa pe butonul Login</text:span></text:p>
          </table:table-cell>
          <table:table-cell table:style-name="ce147" office:value-type="string" calcext:value-type="string">
            <text:p>problem_user</text:p>
          </table:table-cell>
          <table:table-cell table:style-name="ce162" office:value-type="string" calcext:value-type="string">
            <text:p>Error message: <text:s/>“Epic sadface: Password is required”</text:p>
          </table:table-cell>
          <table:table-cell table:style-name="ce168" office:value-type="string" calcext:value-type="string">
            <text:p>Error message: <text:s/>“Epic sadface: Password is required”</text:p>
          </table:table-cell>
          <table:table-cell table:style-name="ce171" office:value-type="string" calcext:value-type="string">
            <text:p>Pass</text:p>
          </table:table-cell>
          <table:table-cell table:style-name="ce180"/>
          <table:table-cell table:number-columns-repeated="1014"/>
        </table:table-row>
        <table:table-row table:style-name="ro6">
          <table:table-cell table:style-name="ce129"/>
          <table:table-cell table:style-name="ce136" office:value-type="string" calcext:value-type="string">
            <text:p>TC07</text:p>
            <text:p>.Logare cu user și parolă goale</text:p>
          </table:table-cell>
          <table:table-cell table:style-name="ce141" office:value-type="string" calcext:value-type="string">
            <text:p>p1</text:p>
          </table:table-cell>
          <table:table-cell table:style-name="ce148"/>
          <table:table-cell table:style-name="ce14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</text:span></text:p>
            <text:p><text:span text:style-name="T8">3. Introdu in campul Password: </text:span></text:p>
            <text:p><text:span text:style-name="T8">4. Apasa pe butonul Login</text:span></text:p>
          </table:table-cell>
          <table:table-cell table:style-name="ce158"/>
          <table:table-cell table:style-name="ce164" office:value-type="string" calcext:value-type="string">
            <text:p><text:span text:style-name="T13">Error message:</text:span></text:p>
            <text:p><text:span text:style-name="T13"> “Epic sadface: </text:span></text:p>
            <text:p><text:span text:style-name="T13">Username is required”</text:span></text:p>
          </table:table-cell>
          <table:table-cell table:style-name="ce164" office:value-type="string" calcext:value-type="string">
            <text:p><text:span text:style-name="T13">Error message:</text:span></text:p>
            <text:p><text:span text:style-name="T13"> “Epic sadface: </text:span></text:p>
            <text:p><text:span text:style-name="T13">Username is </text:span></text:p>
            <text:p><text:span text:style-name="T13">Required”</text:span></text:p>
          </table:table-cell>
          <table:table-cell table:style-name="ce171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7">
          <table:table-cell table:style-name="ce130"/>
          <table:table-cell table:style-name="ce136"/>
          <table:table-cell table:style-name="ce141"/>
          <table:table-cell table:style-name="ce149" office:value-type="string" calcext:value-type="string">
            <text:p/>
            <text:p/>
          </table:table-cell>
          <table:table-cell table:style-name="ce155"/>
          <table:table-cell table:style-name="ce159"/>
          <table:table-cell table:style-name="ce131" table:number-columns-repeated="2"/>
          <table:table-cell table:style-name="ce171"/>
          <table:table-cell table:style-name="ce181"/>
          <table:table-cell table:number-columns-repeated="1014"/>
        </table:table-row>
        <table:table-row table:style-name="ro1">
          <table:table-cell table:style-name="ce131" office:value-type="string" calcext:value-type="string">
            <text:p>Pagina Principala</text:p>
          </table:table-cell>
          <table:table-cell table:style-name="ce135" office:value-type="string" calcext:value-type="string">
            <text:p>TC08 </text:p>
            <text:p>Adăugare produs în coș</text:p>
          </table:table-cell>
          <table:table-cell table:style-name="ce141" office:value-type="string" calcext:value-type="string">
            <text:p>p1</text:p>
          </table:table-cell>
          <table:table-cell table:style-name="ce150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</text:span></text:p>
          </table:table-cell>
          <table:table-cell table:style-name="ce151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Produsul sa fie </text:p>
            <text:p>Adaugat in cos</text:p>
          </table:table-cell>
          <table:table-cell table:style-name="ce165" office:value-type="string" calcext:value-type="string">
            <text:p><text:span text:style-name="T8">Produsul sa fie </text:span></text:p>
            <text:p><text:span text:style-name="T8">Adaugat in cos</text:span></text:p>
          </table:table-cell>
          <table:table-cell table:style-name="ce171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8">
          <table:table-cell table:style-name="ce130"/>
          <table:table-cell table:style-name="ce136" office:value-type="string" calcext:value-type="string">
            <text:p>TC09 </text:p>
            <text:p>Adăugare 6 produse în coș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55" office:value-type="string" calcext:value-type="string">
            <text:p/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</text:span><text:span text:style-name="T11">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dauga 6 produse in cos apansd butonul “Add to chart” pentru fiecare </text:span></text:p>
          </table:table-cell>
          <table:table-cell table:style-name="ce151" office:value-type="string" calcext:value-type="string">
            <text:p><text:span text:style-name="T9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Cele 6 produse sa fie</text:p>
            <text:p>Prezente in cos</text:p>
          </table:table-cell>
          <table:table-cell table:style-name="ce131" office:value-type="string" calcext:value-type="string">
            <text:p>Se pot adauga doar 3</text:p>
            <text:p> produse.</text:p>
            <text:p>Produsele care pot fi </text:p>
            <text:p>Selectate sunt:</text:p>
            <text:p>-Sauce Labs Backpack</text:p>
            <text:p>-Sauce Labs Bike Light</text:p>
            <text:p>-Sauce Labs Onesie</text:p>
          </table:table-cell>
          <table:table-cell table:style-name="ce171" office:value-type="string" calcext:value-type="string">
            <text:p>Fail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30"/>
          <table:table-cell table:style-name="ce137" office:value-type="string" calcext:value-type="string">
            <text:p>TC10</text:p>
            <text:p>Sortare produse descrescător</text:p>
            <text:p/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 </text:span><text:span text:style-name="T11">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sa butonul “Filtrare”</text:span></text:p>
            <text:p><text:span text:style-name="T8">7.Filtreaza dupa: Price (high to low)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Produsele sa fie aranjate </text:p>
            <text:p>In ordine descrescatoare</text:p>
            <text:p>In functie de pret</text:p>
          </table:table-cell>
          <table:table-cell table:style-name="ce165" office:value-type="string" calcext:value-type="string">
            <text:p>Prousele raman in</text:p>
            <text:p>Aceeasi ordine fara </text:p>
            <text:p>A se filtra in functie de</text:p>
            <text:p>Pret</text:p>
          </table:table-cell>
          <table:table-cell table:style-name="ce172" office:value-type="string" calcext:value-type="string">
            <text:p>Fail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30"/>
          <table:table-cell table:style-name="ce137" office:value-type="string" calcext:value-type="string">
            <text:p>TC11</text:p>
            <text:p>Sortare produse crescător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 </text:span><text:span text:style-name="T11">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sa butonul “Filtrare”</text:span></text:p>
            <text:p><text:span text:style-name="T8">7.Filtreaza dupa: Price (low to high)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<text:span text:style-name="T8">Produsele sa fie anrajate</text:span></text:p>
            <text:p><text:span text:style-name="T8">In ordine crescatoare</text:span></text:p>
            <text:p><text:span text:style-name="T8">In functie de pret</text:span></text:p>
          </table:table-cell>
          <table:table-cell table:style-name="ce165" office:value-type="string" calcext:value-type="string">
            <text:p><text:span text:style-name="T8">Prousele raman in</text:span></text:p>
            <text:p><text:span text:style-name="T8">Aceeasi ordine fara </text:span></text:p>
            <text:p><text:span text:style-name="T8">A se filtra in functie de</text:span></text:p>
            <text:p><text:span text:style-name="T8">Pret</text:span></text:p>
          </table:table-cell>
          <table:table-cell table:style-name="ce172" office:value-type="string" calcext:value-type="string">
            <text:p>Fail</text:p>
          </table:table-cell>
          <table:table-cell table:style-name="ce182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130"/>
          <table:table-cell table:style-name="ce137" office:value-type="string" calcext:value-type="string">
            <text:p>TC12</text:p>
            <text:p>Sortare produse A-Z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sa butonul “Filtrare”</text:span></text:p>
            <text:p><text:span text:style-name="T8">7.Filtreaza dupa: Name (A to Z)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problem_user</text:span></text:p>
            <text:p/>
          </table:table-cell>
          <table:table-cell table:style-name="ce165" office:value-type="string" calcext:value-type="string">
            <text:p>Produsele sa fie aranjate</text:p>
            <text:p>In ordine alfabetica de la </text:p>
            <text:p>A-Z</text:p>
            <text:p/>
          </table:table-cell>
          <table:table-cell table:style-name="ce165" office:value-type="string" calcext:value-type="string">
            <text:p><text:span text:style-name="T8">Prousele raman in</text:span></text:p>
            <text:p><text:span text:style-name="T8">Aceeasi ordine fara </text:span></text:p>
            <text:p><text:span text:style-name="T8">A se filtra in ordine </text:span></text:p>
            <text:p><text:span text:style-name="T8">Alfabetica de la A-Z</text:span></text:p>
          </table:table-cell>
          <table:table-cell table:style-name="ce173" office:value-type="string" calcext:value-type="string">
            <text:p>Fail</text:p>
          </table:table-cell>
          <table:table-cell table:style-name="ce182" office:value-type="float" office:value="4" calcext:value-type="float">
            <text:p>4</text:p>
          </table:table-cell>
          <table:table-cell table:number-columns-repeated="1014"/>
        </table:table-row>
        <table:table-row table:style-name="ro10">
          <table:table-cell table:style-name="ce130"/>
          <table:table-cell table:style-name="ce137" office:value-type="string" calcext:value-type="string">
            <text:p>TC13</text:p>
            <text:p>Sortare produse Z-A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eoblem_user</text:span></text:p>
            <text:p><text:span text:style-name="T8">3. Introdu in campul Password: secret_so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sa butonul “Filtrare”</text:span></text:p>
            <text:p><text:span text:style-name="T8">7.Filtreaza dupa: Name (Z to A)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Produsele sa fie aranjate</text:p>
            <text:p>In ordine alfabetica de la</text:p>
            <text:p>Z-A</text:p>
          </table:table-cell>
          <table:table-cell table:style-name="ce130" office:value-type="string" calcext:value-type="string">
            <text:p><text:span text:style-name="T8">Prousele raman in</text:span></text:p>
            <text:p><text:span text:style-name="T8">Aceeasi ordine fara </text:span></text:p>
            <text:p><text:span text:style-name="T8">A se filtra in ordine </text:span></text:p>
            <text:p><text:span text:style-name="T8">Alfabetica de la Z-A</text:span></text:p>
          </table:table-cell>
          <table:table-cell table:style-name="ce174" office:value-type="string" calcext:value-type="string">
            <text:p>Fail</text:p>
          </table:table-cell>
          <table:table-cell table:style-name="ce182" office:value-type="float" office:value="5" calcext:value-type="float">
            <text:p>5</text:p>
          </table:table-cell>
          <table:table-cell table:number-columns-repeated="1014"/>
        </table:table-row>
        <table:table-row table:style-name="ro11">
          <table:table-cell table:style-name="ce130"/>
          <table:table-cell table:style-name="ce137" office:value-type="string" calcext:value-type="string">
            <text:p>TC14</text:p>
            <text:p>Inlaturare produs din cos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butonul “Remove”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9">problem_user</text:span></text:p>
            <text:p/>
          </table:table-cell>
          <table:table-cell table:style-name="ce165" office:value-type="string" calcext:value-type="string">
            <text:p>Produsul sa fie inlaturat</text:p>
            <text:p>Din cos</text:p>
          </table:table-cell>
          <table:table-cell table:style-name="ce165" office:value-type="string" calcext:value-type="string">
            <text:p>Odata apasat butonul</text:p>
            <text:p>De Remove nu se </text:p>
            <text:p>Intampla nimic</text:p>
          </table:table-cell>
          <table:table-cell table:style-name="ce173" office:value-type="string" calcext:value-type="string">
            <text:p>Fail</text:p>
          </table:table-cell>
          <table:table-cell table:style-name="ce182" office:value-type="float" office:value="6" calcext:value-type="float">
            <text:p>6</text:p>
          </table:table-cell>
          <table:table-cell table:number-columns-repeated="1014"/>
        </table:table-row>
        <table:table-row table:style-name="ro12">
          <table:table-cell table:style-name="ce130"/>
          <table:table-cell table:style-name="ce137" office:value-type="string" calcext:value-type="string">
            <text:p>TC15</text:p>
            <text:p>Inlaturare 6 produse din cos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ouce,</text:span></text:p>
            <text:p><text:span text:style-name="T10">Problem_user</text:span></text:p>
            <text:p/>
          </table:table-cell>
          <table:table-cell table:style-name="ce137" office:value-type="string" calcext:value-type="string">
            <text:p/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o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dauga 6 produse in cos apansd butonul “Add to chart” pentru fiecare </text:span></text:p>
            <text:p><text:span text:style-name="T8">7.Inlatura cele 6 produse apasand butounul “Remove” pentru fiecare</text:span></text:p>
          </table:table-cell>
          <table:table-cell table:style-name="ce160" office:value-type="string" calcext:value-type="string">
            <text:p><text:span text:style-name="T10">secret_souce,</text:span></text:p>
            <text:p><text:span text:style-name="T10">problem_user</text:span></text:p>
            <text:p/>
          </table:table-cell>
          <table:table-cell table:style-name="ce165" office:value-type="string" calcext:value-type="string">
            <text:p>Produsele sa fie inlaturate</text:p>
            <text:p>Din cos</text:p>
          </table:table-cell>
          <table:table-cell table:style-name="ce165" office:value-type="string" calcext:value-type="string">
            <text:p>Produsele nu se pot </text:p>
            <text:p>Adauga in cos.</text:p>
          </table:table-cell>
          <table:table-cell table:style-name="ce175" office:value-type="string" calcext:value-type="string">
            <text:p>Blocked</text:p>
          </table:table-cell>
          <table:table-cell table:style-name="ce182" office:value-type="float" office:value="6" calcext:value-type="float">
            <text:p>6</text:p>
          </table:table-cell>
          <table:table-cell table:number-columns-repeated="1014"/>
        </table:table-row>
        <table:table-row table:style-name="ro13">
          <table:table-cell table:style-name="ce130"/>
          <table:table-cell table:style-name="ce137" office:value-type="string" calcext:value-type="string">
            <text:p>TC16</text:p>
            <text:p>Accesare pagină detalii produs prin imagine</text:p>
            <text:p/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problem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Click pe poza unui produs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problem_user</text:span></text:p>
            <text:p/>
          </table:table-cell>
          <table:table-cell table:style-name="ce165" office:value-type="string" calcext:value-type="string">
            <text:p>Pagina detalii produs </text:p>
            <text:p>Trebuie sa fie deschisa</text:p>
          </table:table-cell>
          <table:table-cell table:style-name="ce169" office:value-type="string" calcext:value-type="string">
            <text:p><text:span text:style-name="T8">Pagina detalii produs </text:span></text:p>
            <text:p><text:span text:style-name="T8">Se deschide</text:span></text:p>
          </table:table-cell>
          <table:table-cell table:style-name="ce176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14">
          <table:table-cell table:style-name="ce130"/>
          <table:table-cell table:style-name="ce137"/>
          <table:table-cell table:style-name="ce141" office:value-type="string" calcext:value-type="string">
            <text:p>p1</text:p>
          </table:table-cell>
          <table:table-cell table:style-name="ce130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6">
          <table:table-cell table:style-name="ce131" office:value-type="string" calcext:value-type="string">
            <text:p>Coș de Cumpărături</text:p>
          </table:table-cell>
          <table:table-cell table:style-name="ce136" office:value-type="string" calcext:value-type="string">
            <text:p>TC17</text:p>
            <text:p>Accesare buton "Continue Shopping"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ontinue Shopping”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problem_user</text:span></text:p>
            <text:p/>
          </table:table-cell>
          <table:table-cell table:style-name="ce165" office:value-type="string" calcext:value-type="string">
            <text:p>Pagina principala trebuie</text:p>
            <text:p>Sa se deschida in urma</text:p>
            <text:p>Executarii pasilor</text:p>
          </table:table-cell>
          <table:table-cell table:style-name="ce165" office:value-type="string" calcext:value-type="string">
            <text:p>Pagina principala se</text:p>
            <text:p>Se deschide in urma</text:p>
            <text:p>Executarii pasilor </text:p>
          </table:table-cell>
          <table:table-cell table:style-name="ce178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14">
          <table:table-cell table:style-name="ce130"/>
          <table:table-cell table:style-name="ce135" office:value-type="string" calcext:value-type="string">
            <text:p>TC18</text:p>
            <text:p>Accesare buton "Checkout"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/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standard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/>
          </table:table-cell>
          <table:table-cell table:style-name="ce165" office:value-type="string" calcext:value-type="string">
            <text:p>Pagina de Checkout </text:p>
            <text:p>Trebuie sa se deschida</text:p>
            <text:p>In urma executarii pasilor</text:p>
          </table:table-cell>
          <table:table-cell table:style-name="ce165" office:value-type="string" calcext:value-type="string">
            <text:p>Pagina de Checkout</text:p>
            <text:p>Se deschide</text:p>
          </table:table-cell>
          <table:table-cell table:style-name="ce176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12">
          <table:table-cell table:style-name="ce130"/>
          <table:table-cell table:style-name="ce137"/>
          <table:table-cell table:style-name="ce142"/>
          <table:table-cell table:style-name="ce130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6">
          <table:table-cell table:style-name="ce132" office:value-type="string" calcext:value-type="string">
            <text:p>Checkout</text:p>
          </table:table-cell>
          <table:table-cell table:style-name="ce135" office:value-type="string" calcext:value-type="string">
            <text:p>TC19</text:p>
            <text:p><text:span text:style-name="T8">Completare câmpuri First Name, Last Name valide si necompletarea campului Zip/Postal Code</text:span></text:p>
          </table:table-cell>
          <table:table-cell table:style-name="ce141" office:value-type="string" calcext:value-type="string">
            <text:p>p1</text:p>
          </table:table-cell>
          <table:table-cell table:style-name="ce152" office:value-type="string" calcext:value-type="string">
            <text:p><text:span text:style-name="T10">secret_sauce,</text:span></text:p>
            <text:p><text:span text:style-name="T10">problem_user</text:span></text:p>
            <text:p><text:span text:style-name="T10">Alexandru,</text:span></text:p>
            <text:p><text:span text:style-name="T10">Mihai</text:span></text:p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problem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  <text:p><text:span text:style-name="T8">9.Completarea campului First Name valid</text:span></text:p>
            <text:p><text:span text:style-name="T8">10. Completarea campul Last Name valid</text:span></text:p>
            <text:p><text:span text:style-name="T8">11. Necompletarea campului Zip/Postal Code</text:span></text:p>
          </table:table-cell>
          <table:table-cell table:style-name="ce152" office:value-type="string" calcext:value-type="string">
            <text:p><text:span text:style-name="T10">secret_sauce,</text:span></text:p>
            <text:p><text:span text:style-name="T10">problem_user</text:span></text:p>
            <text:p><text:span text:style-name="T10">Alexandru,</text:span></text:p>
            <text:p><text:span text:style-name="T10">Mihai</text:span></text:p>
          </table:table-cell>
          <table:table-cell table:style-name="ce151" office:value-type="string" calcext:value-type="string">
            <text:p><text:span text:style-name="T10">Afisarea mesajul de </text:span></text:p>
            <text:p><text:span text:style-name="T10">Eroare:</text:span></text:p>
            <text:p><text:span text:style-name="T10">Error: Postal Code is</text:span></text:p>
            <text:p><text:span text:style-name="T10"> required</text:span></text:p>
            <text:p/>
          </table:table-cell>
          <table:table-cell table:style-name="ce165" office:value-type="string" calcext:value-type="string">
            <text:p>Nu se poate completa </text:p>
            <text:p>Campul Last Name </text:p>
            <text:p>Textul se duce in </text:p>
            <text:p>Campul First Name</text:p>
          </table:table-cell>
          <table:table-cell table:style-name="ce172" office:value-type="string" calcext:value-type="string">
            <text:p>Fail</text:p>
          </table:table-cell>
          <table:table-cell table:style-name="ce182" office:value-type="float" office:value="7" calcext:value-type="float">
            <text:p>7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137" office:value-type="string" calcext:value-type="string">
            <text:p>TC20</text:p>
            <text:p>Completare câmpurilor First Name, Zip/Postal Code valide si necompletarea campului Last Name 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><text:span text:style-name="T10">Alexandru,</text:span></text:p>
            <text:p><text:span text:style-name="T10">200058</text:span></text:p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standard_user</text:span></text:p>
            <text:p><text:span text:style-name="T8">3. Introdu in campul Password: secret_so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  <text:p><text:span text:style-name="T8">9.Completarea campului First Name valid</text:span></text:p>
            <text:p><text:span text:style-name="T8">10. Completarea campul Last Name valid</text:span></text:p>
            <text:p><text:span text:style-name="T8">11. Necompletarea campului 1. Deschide Aplicatia: </text:span><text:span text:style-name="T8"><text:a xlink:href="http://www.soucedemo.com/" xlink:type="simple">www.soucedemo.com</text:a></text:span></text:p>
            <text:p><text:span text:style-name="T8">2. Introdu in campul Username: standard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  <text:p><text:span text:style-name="T8">9.Completarea campului First Name valid</text:span></text:p>
            <text:p><text:span text:style-name="T8">10. Completarea campul Zip/Postal Code valid</text:span></text:p>
            <text:p><text:span text:style-name="T8">11. Necompletarea campului Last Name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><text:span text:style-name="T10">Alexandru,</text:span></text:p>
            <text:p><text:span text:style-name="T10">200058</text:span></text:p>
          </table:table-cell>
          <table:table-cell table:style-name="ce130" office:value-type="string" calcext:value-type="string">
            <text:p>Afisarea mesajul de  </text:p>
            <text:p>Eroare:</text:p>
            <text:p>Error: Last Name is</text:p>
            <text:p> required</text:p>
            <text:p/>
          </table:table-cell>
          <table:table-cell table:style-name="ce166" office:value-type="string" calcext:value-type="string">
            <text:p>Se afiseaza mesajul:</text:p>
            <text:p>Last Name is required</text:p>
          </table:table-cell>
          <table:table-cell table:style-name="ce179" office:value-type="string" calcext:value-type="string">
            <text:p>Pass</text:p>
          </table:table-cell>
          <table:table-cell table:style-name="ce181"/>
          <table:table-cell table:number-columns-repeated="1014"/>
        </table:table-row>
        <table:table-row table:style-name="ro12">
          <table:table-cell table:style-name="ce130"/>
          <table:table-cell table:style-name="ce136" office:value-type="string" calcext:value-type="string">
            <text:p>TC21</text:p>
            <text:p>Completare câmpurilor Last Name si Zip/Postal Code valide si necompletarea campului First Name</text:p>
          </table:table-cell>
          <table:table-cell table:style-name="ce141" office:value-type="string" calcext:value-type="string">
            <text:p>p1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><text:span text:style-name="T10">Mihai,</text:span></text:p>
            <text:p><text:span text:style-name="T10">200058</text:span></text:p>
          </table:table-cell>
          <table:table-cell table:style-name="ce137" office:value-type="string" calcext:value-type="string">
            <text:p><text:span text:style-name="T8">1. Deschide Aplicatia: </text:span><text:span text:style-name="T8"><text:a xlink:href="http://www.soucedemo.com/" xlink:type="simple">www.soucedemo.com</text:a></text:span></text:p>
            <text:p><text:span text:style-name="T8">2. Introdu in campul Username: standard_user</text:span></text:p>
            <text:p><text:span text:style-name="T8">3. Introdu in campul Password: secret_so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  <text:p><text:span text:style-name="T8">9.Completarea campului First Name valid</text:span></text:p>
            <text:p><text:span text:style-name="T8">10. Completarea campul Last Name valid</text:span></text:p>
            <text:p><text:span text:style-name="T8">11. Necompletarea campului 1. Deschide Aplicatia: </text:span><text:span text:style-name="T8"><text:a xlink:href="http://www.soucedemo.com/" xlink:type="simple">www.soucedemo.com</text:a></text:span></text:p>
            <text:p><text:span text:style-name="T8">2. Introdu in campul Username: standard_user</text:span></text:p>
            <text:p><text:span text:style-name="T8">3. Introdu in campul Password: secret_sauce</text:span></text:p>
            <text:p><text:span text:style-name="T8">4. Apasa pe butonul Login</text:span></text:p>
            <text:p><text:span text:style-name="T8">5. Acesseaza pagina principala</text:span></text:p>
            <text:p><text:span text:style-name="T8">6.Apasa butonul “Add to cart”</text:span></text:p>
            <text:p><text:span text:style-name="T8">7.Apasa pe cosul de cumparaturi</text:span></text:p>
            <text:p><text:span text:style-name="T8">8.Apasa pe butonul “Checkout”</text:span></text:p>
            <text:p><text:span text:style-name="T8">9.Completarea campului Last Name valid</text:span></text:p>
            <text:p><text:span text:style-name="T8">10. Completarea campul Zip/Postal Code valid</text:span></text:p>
            <text:p><text:span text:style-name="T8">11. Necompletarea campului First Name</text:span></text:p>
          </table:table-cell>
          <table:table-cell table:style-name="ce151" office:value-type="string" calcext:value-type="string">
            <text:p><text:span text:style-name="T10">secret_sauce,</text:span></text:p>
            <text:p><text:span text:style-name="T10">standard_user</text:span></text:p>
            <text:p><text:span text:style-name="T10">Mihai,</text:span></text:p>
            <text:p><text:span text:style-name="T10">200058</text:span></text:p>
          </table:table-cell>
          <table:table-cell table:style-name="ce165" office:value-type="string" calcext:value-type="string">
            <text:p><text:span text:style-name="T8">Afisarea mesajul de  </text:span></text:p>
            <text:p>Errore: First Name is </text:p>
            <text:p>Required</text:p>
          </table:table-cell>
          <table:table-cell table:style-name="ce165" office:value-type="string" calcext:value-type="string">
            <text:p><text:span text:style-name="T8">Nu se poate completa </text:span></text:p>
            <text:p><text:span text:style-name="T8">Campul Last Name </text:span></text:p>
            <text:p><text:span text:style-name="T8">Textul se duce in </text:span></text:p>
            <text:p><text:span text:style-name="T8">Campul First Name</text:span></text:p>
          </table:table-cell>
          <table:table-cell table:style-name="ce179" office:value-type="string" calcext:value-type="string">
            <text:p>Fail</text:p>
          </table:table-cell>
          <table:table-cell table:style-name="ce182" office:value-type="float" office:value="8" calcext:value-type="float">
            <text:p>8</text:p>
          </table:table-cell>
          <table:table-cell table:number-columns-repeated="1014"/>
        </table:table-row>
        <table:table-row table:style-name="ro16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/>
          <table:table-cell table:style-name="ce166"/>
          <table:table-cell table:style-name="ce130"/>
          <table:table-cell table:style-name="ce177"/>
          <table:table-cell table:style-name="ce181"/>
          <table:table-cell table:number-columns-repeated="1014"/>
        </table:table-row>
        <table:table-row table:style-name="ro17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12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14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18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19">
          <table:table-cell table:style-name="ce130"/>
          <table:table-cell table:style-name="ce137"/>
          <table:table-cell table:style-name="ce130" table:number-columns-repeated="2"/>
          <table:table-cell table:style-name="ce137"/>
          <table:table-cell table:style-name="ce130" table:number-columns-repeated="3"/>
          <table:table-cell table:style-name="ce177"/>
          <table:table-cell table:style-name="ce181"/>
          <table:table-cell table:number-columns-repeated="1014"/>
        </table:table-row>
        <table:table-row table:style-name="ro20" table:number-rows-repeated="189">
          <table:table-cell/>
          <table:table-cell table:style-name="ce138"/>
          <table:table-cell table:number-columns-repeated="2"/>
          <table:table-cell table:style-name="ce138"/>
          <table:table-cell table:number-columns-repeated="4"/>
          <table:table-cell table:style-name="ce183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17" table:default-cell-style-name="ce133"/>
        <table:table-column table:style-name="co18" table:default-cell-style-name="ce133"/>
        <table:table-column table:style-name="co17" table:default-cell-style-name="ce133"/>
        <table:table-column table:style-name="co19" table:default-cell-style-name="ce133"/>
        <table:table-column table:style-name="co11" table:number-columns-repeated="1015" table:default-cell-style-name="ce133"/>
        <table:table-row table:style-name="ro22">
          <table:table-cell table:style-name="ce184" office:value-type="string" calcext:value-type="string">
            <text:p>Total tests</text:p>
          </table:table-cell>
          <table:table-cell table:style-name="ce184" office:value-type="string" calcext:value-type="string">
            <text:p>Nb of Pass test</text:p>
          </table:table-cell>
          <table:table-cell table:style-name="ce184" office:value-type="string" calcext:value-type="string">
            <text:p>Nb of Failed test</text:p>
          </table:table-cell>
          <table:table-cell table:style-name="ce184" office:value-type="string" calcext:value-type="string">
            <text:p>Nb. Of Blocked tests</text:p>
          </table:table-cell>
          <table:table-cell table:style-name="ce184" office:value-type="string" calcext:value-type="string">
            <text:p>Total test covered</text:p>
          </table:table-cell>
          <table:table-cell table:style-name="ce184" office:value-type="string" calcext:value-type="string">
            <text:p>Blocked Tests%</text:p>
          </table:table-cell>
          <table:table-cell table:style-name="ce184" office:value-type="string" calcext:value-type="string">
            <text:p>Failed test%</text:p>
          </table:table-cell>
          <table:table-cell table:style-name="ce184" office:value-type="string" calcext:value-type="string">
            <text:p>Pass test %</text:p>
          </table:table-cell>
          <table:table-cell table:style-name="ce184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185" table:formula="of:=COUNTIF([$TestCases.B2:.B60];&quot;*&quot;)" office:value-type="float" office:value="21" calcext:value-type="float">
            <text:p>21</text:p>
          </table:table-cell>
          <table:table-cell table:style-name="ce185" table:formula="of:=COUNTIF([$TestCases.I2:.O60];&quot;Pass&quot;)" office:value-type="float" office:value="12" calcext:value-type="float">
            <text:p>12</text:p>
          </table:table-cell>
          <table:table-cell table:style-name="ce185" table:formula="of:=COUNTIF([$TestCases.I2:.I60];&quot;Fail&quot;)" office:value-type="float" office:value="8" calcext:value-type="float">
            <text:p>8</text:p>
          </table:table-cell>
          <table:table-cell table:style-name="ce185" table:formula="of:=COUNTIF([$TestCases.I2:.I60];&quot;Blocked&quot;)" office:value-type="float" office:value="1" calcext:value-type="float">
            <text:p>1</text:p>
          </table:table-cell>
          <table:table-cell table:style-name="ce185" table:formula="of:=[.B2]+[.C2]" office:value-type="float" office:value="20" calcext:value-type="float">
            <text:p>20</text:p>
          </table:table-cell>
          <table:table-cell table:style-name="ce186" table:formula="of:=([.D2]/[.A2])*100" office:value-type="float" office:value="4.76190476190476" calcext:value-type="float">
            <text:p>4.76</text:p>
          </table:table-cell>
          <table:table-cell table:style-name="ce187" table:formula="of:=([.C2]/[.A2])*100" office:value-type="float" office:value="38.0952380952381" calcext:value-type="float">
            <text:p>38.10</text:p>
          </table:table-cell>
          <table:table-cell table:style-name="ce186" table:formula="of:=([.B2]/[.A2])*100" office:value-type="float" office:value="57.1428571428571" calcext:value-type="float">
            <text:p>57.14</text:p>
          </table:table-cell>
          <table:table-cell table:style-name="ce188" table:formula="of:=(([.B2]+[.C2])/[.A2])*100" office:value-type="float" office:value="95.2380952380952" calcext:value-type="float">
            <text:p>95.24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22:50:01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5-05-24T00:27:59.322000000</dc:date>
    <meta:editing-cycles>8</meta:editing-cycles>
    <meta:editing-duration>PT1H29M21S</meta:editing-duration>
    <meta:generator>Neat_Office/6.2.8.2$Windows_x86 LibreOffice_project/</meta:generator>
    <meta:document-statistic meta:table-count="2" meta:cell-count="209" meta:object-count="0"/>
  </office:meta>
</office:document-meta>
</file>